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r101" svg:font-family="cmr10"/>
    <style:font-face style:name="cmr102" svg:font-family="cmr10" style:font-adornments="Regular"/>
    <style:font-face style:name="Arial" svg:font-family="Aria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cmr10" svg:font-family="cmr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53cm" svg:stroke-color="#b3b3b3" draw:stroke-linejoin="miter" svg:stroke-linecap="square" draw:fill="solid" draw:fill-color="#e6e6e6" draw:textarea-horizontal-align="left" draw:textarea-vertical-align="top" draw:auto-grow-height="false" fo:min-height="2.07cm" fo:min-width="2.425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053cm" svg:stroke-color="#b3b3b3" draw:stroke-linejoin="miter" svg:stroke-linecap="square" draw:fill="solid" draw:fill-color="#e6e6e6" draw:textarea-horizontal-align="left" draw:textarea-vertical-align="top" draw:auto-grow-height="false" fo:min-height="2.069cm" fo:min-width="2.425cm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solid" svg:stroke-width="0.026cm" svg:stroke-color="#000000" draw:stroke-linejoin="miter" svg:stroke-linecap="square" draw:fill="solid" draw:fill-color="#000000" draw:textarea-horizontal-align="left" draw:textarea-vertical-align="top" draw:auto-grow-height="fals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standard">
      <style:graphic-properties draw:stroke="none" draw:fill="solid" draw:fill-color="#ffffff" draw:textarea-horizontal-align="left" draw:textarea-vertical-align="top" draw:auto-grow-height="false" fo:min-height="0.534cm" fo:min-width="0.294cm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none" draw:fill="solid" draw:fill-color="#000000" draw:textarea-horizontal-align="left" draw:textarea-vertical-align="top" draw:auto-grow-height="false" fo:min-height="0cm" fo:min-width="0.294cm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solid" svg:stroke-width="0.026cm" svg:stroke-color="#606060" draw:stroke-linejoin="round" svg:stroke-linecap="square" draw:fill="solid" draw:fill-color="#606060" draw:textarea-horizontal-align="left" draw:textarea-vertical-align="top" draw:auto-grow-height="false" fo:min-height="11.807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none" draw:fill="solid" draw:fill-color="#d9d9d9" draw:textarea-horizontal-align="left" draw:textarea-vertical-align="top" draw:auto-grow-height="false" fo:min-height="0.534cm" fo:min-width="0.294cm" fo:padding-top="0.13cm" fo:padding-bottom="0.13cm" fo:padding-left="0.25cm" fo:padding-right="0.25cm" fo:wrap-option="wrap" draw:shadow-color="#808080"/>
    </style:style>
    <style:style style:name="gr14" style:family="graphic" style:parent-style-name="standard">
      <style:graphic-properties draw:stroke="none" draw:fill="solid" draw:fill-color="#f2f2f2" draw:textarea-horizontal-align="left" draw:textarea-vertical-align="top" draw:auto-grow-height="false" fo:min-height="0.533cm" fo:min-width="0.293cm" fo:padding-top="0.13cm" fo:padding-bottom="0.13cm" fo:padding-left="0.25cm" fo:padding-right="0.25cm" fo:wrap-option="wrap" draw:shadow-color="#808080"/>
    </style:style>
    <style:style style:name="gr15" style:family="graphic" style:parent-style-name="standard">
      <style:graphic-properties draw:stroke="none" draw:fill="solid" draw:fill-color="#606060" draw:textarea-horizontal-align="left" draw:textarea-vertical-align="top" draw:auto-grow-height="false" fo:min-height="0cm" fo:min-width="0.288cm" fo:padding-top="0.13cm" fo:padding-bottom="0.13cm" fo:padding-left="0.25cm" fo:padding-right="0.25cm" fo:wrap-option="wrap" draw:shadow-color="#808080"/>
    </style:style>
    <style:style style:name="gr16" style:family="graphic" style:parent-style-name="standard">
      <style:graphic-properties draw:stroke="none" draw:fill="solid" draw:fill-color="#606060" draw:textarea-horizontal-align="left" draw:textarea-vertical-align="top" draw:auto-grow-height="false" fo:min-height="0cm" fo:min-width="0.293cm" fo:padding-top="0.13cm" fo:padding-bottom="0.13cm" fo:padding-left="0.25cm" fo:padding-right="0.25cm" fo:wrap-option="wrap" draw:shadow-color="#808080"/>
    </style:style>
    <style:style style:name="gr17" style:family="graphic" style:parent-style-name="standard">
      <style:graphic-properties draw:stroke="none" draw:fill="solid" draw:fill-color="#e6e6e6" draw:opacity="100%" draw:textarea-horizontal-align="left" draw:textarea-vertical-align="top" draw:auto-grow-height="false" fo:min-height="1.288cm" fo:min-width="1.043cm" fo:padding-top="0.13cm" fo:padding-bottom="0.13cm" fo:padding-left="0.25cm" fo:padding-right="0.25cm" fo:wrap-option="wrap" draw:shadow-color="#808080"/>
    </style:style>
    <style:style style:name="gr18" style:family="graphic" style:parent-style-name="standard">
      <style:graphic-properties draw:stroke="none" draw:fill="solid" draw:fill-color="#f2f2f2" draw:textarea-horizontal-align="left" draw:textarea-vertical-align="top" draw:auto-grow-height="false" fo:min-height="0.527cm" fo:min-width="0.294cm" fo:padding-top="0.13cm" fo:padding-bottom="0.13cm" fo:padding-left="0.25cm" fo:padding-right="0.25cm" fo:wrap-option="wrap" draw:shadow-color="#808080"/>
    </style:style>
    <style:style style:name="gr19" style:family="graphic" style:parent-style-name="standard">
      <style:graphic-properties draw:stroke="none" draw:fill="solid" draw:fill-color="#606060" draw:textarea-horizontal-align="left" draw:textarea-vertical-align="top" draw:auto-grow-height="false" fo:min-height="0cm" fo:min-width="0.294cm" fo:padding-top="0.13cm" fo:padding-bottom="0.13cm" fo:padding-left="0.25cm" fo:padding-right="0.25cm" fo:wrap-option="wrap" draw:shadow-color="#808080"/>
    </style:style>
    <style:style style:name="gr20" style:family="graphic" style:parent-style-name="standard">
      <style:graphic-properties draw:stroke="none" draw:fill="solid" draw:fill-color="#b3b3b3" draw:textarea-horizontal-align="left" draw:textarea-vertical-align="top" draw:auto-grow-height="false" fo:min-height="0cm" fo:min-width="0.294cm" fo:padding-top="0.13cm" fo:padding-bottom="0.13cm" fo:padding-left="0.25cm" fo:padding-right="0.25cm" fo:wrap-option="wrap" draw:shadow-color="#808080"/>
    </style:style>
    <style:style style:name="gr21" style:family="graphic" style:parent-style-name="standard">
      <style:graphic-properties draw:stroke="none" draw:fill="solid" draw:fill-color="#e6e6e6" draw:opacity="100%" draw:textarea-horizontal-align="left" draw:textarea-vertical-align="top" draw:auto-grow-height="false" fo:min-height="1.292cm" fo:min-width="1.043cm" fo:padding-top="0.13cm" fo:padding-bottom="0.13cm" fo:padding-left="0.25cm" fo:padding-right="0.25cm" fo:wrap-option="wrap" draw:shadow-color="#808080"/>
    </style:style>
    <style:style style:name="gr22" style:family="graphic" style:parent-style-name="standard">
      <style:graphic-properties draw:stroke="solid" svg:stroke-width="0.026cm" svg:stroke-color="#a6a6a6" svg:stroke-opacity="0%" draw:stroke-linejoin="round" svg:stroke-linecap="square" draw:fill="solid" draw:fill-color="#ffffff" draw:textarea-horizontal-align="left" draw:textarea-vertical-align="top" draw:auto-grow-height="false" fo:min-height="0cm" fo:min-width="0cm" fo:padding-top="0.13cm" fo:padding-bottom="0.13cm" fo:padding-left="0.25cm" fo:padding-right="0.25cm" fo:wrap-option="wrap" draw:shadow-color="#808080"/>
    </style:style>
    <style:style style:name="gr23" style:family="graphic" style:parent-style-name="standard">
      <style:graphic-properties draw:stroke="none" svg:stroke-width="0.026cm" svg:stroke-color="#a6a6a6" svg:stroke-opacity="0%" draw:stroke-linejoin="round" svg:stroke-linecap="square" draw:fill="solid" draw:fill-color="#000000" draw:textarea-horizontal-align="left" draw:textarea-vertical-align="top" draw:auto-grow-height="false" fo:min-height="0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9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0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" style:family="graphic" style:parent-style-name="objectwithoutfill">
      <style:graphic-properties svg:stroke-width="0.035cm" svg:stroke-color="#ff3300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32" style:family="graphic" style:parent-style-name="standard">
      <style:graphic-properties draw:stroke="none" svg:stroke-color="#ff3300" draw:fill-color="#ff3300" draw:textarea-horizontal-align="justify" draw:textarea-vertical-align="middle" draw:auto-grow-height="false" fo:min-height="0cm" fo:min-width="0cm"/>
    </style:style>
    <style:style style:name="gr3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solid" draw:fill-color="#e6e6e6"/>
      <style:paragraph-properties style:writing-mode="lr-tb" style:font-independent-line-spacing="true"/>
    </style:style>
    <style:style style:name="P2" style:family="paragraph">
      <loext:graphic-properties draw:fill="solid" draw:fill-color="#000000"/>
      <style:paragraph-properties style:writing-mode="lr-tb" style:font-independent-line-spacing="true"/>
    </style:style>
    <style:style style:name="P3" style:family="paragraph">
      <loext:graphic-properties draw:fill="solid" draw:fill-color="#ffffff"/>
      <style:paragraph-properties style:writing-mode="lr-tb" style:font-independent-line-spacing="true"/>
    </style:style>
    <style:style style:name="P4" style:family="paragraph">
      <loext:graphic-properties draw:fill="solid" draw:fill-color="#606060"/>
      <style:paragraph-properties style:writing-mode="lr-tb" style:font-independent-line-spacing="true"/>
    </style:style>
    <style:style style:name="P5" style:family="paragraph">
      <style:paragraph-properties fo:margin-left="0cm" fo:margin-right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  <style:text-properties style:font-name="cmr10" fo:font-size="14pt" fo:font-style="normal" style:font-size-asian="14pt" style:font-size-complex="14pt"/>
    </style:style>
    <style:style style:name="P7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  <style:text-properties style:font-name="cmr10" fo:font-size="14pt" style:font-size-asian="14pt" style:font-size-complex="14pt"/>
    </style:style>
    <style:style style:name="P8" style:family="paragraph">
      <loext:graphic-properties draw:fill="solid" draw:fill-color="#d9d9d9"/>
      <style:paragraph-properties style:writing-mode="lr-tb" style:font-independent-line-spacing="true"/>
    </style:style>
    <style:style style:name="P9" style:family="paragraph">
      <loext:graphic-properties draw:fill="solid" draw:fill-color="#f2f2f2"/>
      <style:paragraph-properties style:writing-mode="lr-tb" style:font-independent-line-spacing="true"/>
    </style:style>
    <style:style style:name="P10" style:family="paragraph">
      <loext:graphic-properties draw:fill="solid" draw:fill-color="#e6e6e6" draw:opacity="100%"/>
      <style:paragraph-properties style:writing-mode="lr-tb" style:font-independent-line-spacing="true"/>
    </style:style>
    <style:style style:name="P11" style:family="paragraph">
      <loext:graphic-properties draw:fill="solid" draw:fill-color="#b3b3b3"/>
      <style:paragraph-properties style:writing-mode="lr-tb" style:font-independent-line-spacing="true"/>
    </style:style>
    <style:style style:name="P12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  <style:text-properties style:font-name="cmr10" fo:font-size="14pt" fo:font-style="normal" fo:font-weight="normal" style:font-size-asian="14pt" style:font-size-complex="14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3300"/>
      <style:paragraph-properties fo:text-align="center"/>
    </style:style>
    <style:style style:name="P15" style:family="paragraph">
      <loext:graphic-properties draw:fill-color="#ffffff"/>
    </style:style>
    <style:style style:name="T1" style:family="text">
      <style:text-properties fo:color="#000000" style:font-name="cmr10" fo:font-size="14pt" fo:language="en" fo:country="GB" fo:font-style="normal" style:font-name-asian="Arial" style:font-size-asian="14pt" style:language-asian="en" style:country-asian="GB" style:font-name-complex="Arial" style:font-size-complex="14pt" style:language-complex="en" style:country-complex="GB"/>
    </style:style>
    <style:style style:name="T2" style:family="text">
      <style:text-properties fo:color="#000000" style:font-name="cmr102" fo:font-size="14pt" fo:language="en" fo:country="GB" style:font-name-asian="Arial" style:font-size-asian="14pt" style:language-asian="en" style:country-asian="GB" style:font-name-complex="cmr102" style:font-size-complex="14pt" style:language-complex="en" style:country-complex="GB"/>
    </style:style>
    <style:style style:name="T3" style:family="text">
      <style:text-properties fo:color="#000000" style:font-name="cmr102" fo:font-size="14pt" fo:language="en" fo:country="GB" style:font-name-asian="cmr102" style:font-size-asian="14pt" style:language-asian="en" style:country-asian="GB" style:font-name-complex="cmr102" style:font-size-complex="14pt" style:language-complex="en" style:country-complex="GB"/>
    </style:style>
    <style:style style:name="T4" style:family="text">
      <style:text-properties fo:color="#000000" style:font-name="cmr10" fo:font-size="14pt" fo:language="en" fo:country="GB" style:font-name-asian="Arial" style:font-size-asian="14pt" style:language-asian="en" style:country-asian="GB" style:font-name-complex="Arial" style:font-size-complex="14pt" style:language-complex="en" style:country-complex="GB"/>
    </style:style>
    <style:style style:name="T5" style:family="text">
      <style:text-properties fo:color="#000000" style:font-name="cmr10" fo:font-size="14pt" fo:language="en" fo:country="US" fo:font-style="normal" fo:font-weight="normal" style:font-name-asian="Arial" style:font-size-asian="14pt" style:language-asian="en" style:country-asian="US" style:font-weight-asian="bold" style:font-name-complex="Arial" style:font-size-complex="14pt" style:language-complex="en" style:country-complex="US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name="Rounded Rectangle 75" draw:style-name="gr1" draw:text-style-name="P1" draw:layer="layout" svg:width="3.175cm" svg:height="2.58cm" svg:x="11.197cm" svg:y="0.5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77" draw:style-name="gr2" draw:text-style-name="P1" draw:layer="layout" svg:width="3.175cm" svg:height="2.579cm" svg:x="17.15cm" svg:y="0.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11" draw:style-name="gr1" draw:text-style-name="P1" draw:layer="layout" svg:width="3.175cm" svg:height="2.58cm" svg:x="9.195cm" svg:y="2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9" draw:style-name="gr1" draw:text-style-name="P1" draw:layer="layout" svg:width="3.175cm" svg:height="2.58cm" svg:x="6.986cm" svg:y="3.6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7" draw:style-name="gr1" draw:text-style-name="P1" draw:layer="layout" svg:width="3.175cm" svg:height="2.58cm" svg:x="4.83cm" svg:y="5.2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Oval 8" draw:style-name="gr3" draw:text-style-name="P2" draw:layer="layout" svg:width="0.124cm" svg:height="0.128cm" svg:x="6.377cm" svg:y="6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17" draw:style-name="gr4" draw:text-style-name="P3" draw:layer="layout" svg:width="0.794cm" svg:height="0.794cm" svg:x="8.904cm" svg:y="4.088cm">
          <text:p/>
          <draw:enhanced-geometry svg:viewBox="0 0 21600 21600" draw:type="rectangle" draw:enhanced-path="M 0 0 L 21600 0 21600 21600 0 21600 0 0 Z N"/>
        </draw:custom-shape>
        <draw:custom-shape draw:name="Rectangle 18" draw:style-name="gr5" draw:text-style-name="P2" draw:layer="layout" svg:width="0.794cm" svg:height="0.128cm" draw:transform="rotate (-1.5707963267949) translate (9.755cm 4.106cm)">
          <text:p/>
          <draw:enhanced-geometry svg:viewBox="0 0 21600 21600" draw:type="rectangle" draw:enhanced-path="M 0 0 L 21600 0 21600 21600 0 21600 0 0 Z N"/>
        </draw:custom-shape>
        <draw:custom-shape draw:name="Rectangle 19" draw:style-name="gr5" draw:text-style-name="P2" draw:layer="layout" svg:width="0.794cm" svg:height="0.119cm" draw:transform="rotate (-1.5707963267949) translate (9.525cm 4.075cm)">
          <text:p/>
          <draw:enhanced-geometry svg:viewBox="0 0 21600 21600" draw:type="rectangle" draw:enhanced-path="M 0 0 L 21600 0 21600 21600 0 21600 0 0 Z N"/>
        </draw:custom-shape>
        <draw:custom-shape draw:name="Rectangle 20" draw:style-name="gr5" draw:text-style-name="P2" draw:layer="layout" svg:width="0.794cm" svg:height="0.128cm" draw:transform="rotate (-1.5707963267949) translate (9.301cm 4.075cm)">
          <text:p/>
          <draw:enhanced-geometry svg:viewBox="0 0 21600 21600" draw:type="rectangle" draw:enhanced-path="M 0 0 L 21600 0 21600 21600 0 21600 0 0 Z N"/>
        </draw:custom-shape>
        <draw:custom-shape draw:name="Rounded Rectangle 22" draw:style-name="gr1" draw:text-style-name="P1" draw:layer="layout" svg:width="3.175cm" svg:height="2.58cm" svg:x="15.148cm" svg:y="2.0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23" draw:style-name="gr1" draw:text-style-name="P1" draw:layer="layout" svg:width="3.175cm" svg:height="2.58cm" svg:x="12.966cm" svg:y="3.6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Oval 24" draw:style-name="gr3" draw:text-style-name="P2" draw:layer="layout" svg:width="0.124cm" svg:height="0.128cm" svg:x="14.513cm" svg:y="4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ounded Rectangle 25" draw:style-name="gr1" draw:text-style-name="P1" draw:layer="layout" svg:width="3.175cm" svg:height="2.58cm" svg:x="10.783cm" svg:y="5.2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Oval 26" draw:style-name="gr3" draw:text-style-name="P2" draw:layer="layout" svg:width="0.123cm" svg:height="0.128cm" svg:x="12.331cm" svg:y="6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Up Arrow 41" draw:style-name="gr6" draw:text-style-name="P4" draw:layer="layout" svg:width="0.705cm" svg:height="12.242cm" draw:transform="rotate (-0.872664625997165) translate (21.371cm 2.406cm)">
          <text:p/>
          <draw:enhanced-geometry svg:viewBox="0 0 21600 21600" draw:text-areas="?f0 ?f7 ?f2 21600" draw:type="up-arrow" draw:modifiers="622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TextBox 44" draw:style-name="gr7" draw:text-style-name="P6" draw:layer="layout" svg:width="3.88cm" svg:height="0.853cm" svg:x="0.164cm" svg:y="11.091cm">
          <text:list text:style-name="L1">
            <text:list-header>
              <text:p text:style-name="P5"><text:span text:style-name="T1">Higher contra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TextBox 45" draw:style-name="gr8" draw:text-style-name="P6" draw:layer="layout" svg:width="3.766cm" svg:height="0.853cm" svg:x="6.245cm" svg:y="11.086cm">
          <text:list text:style-name="L1">
            <text:list-header>
              <text:p text:style-name="P5"><text:span text:style-name="T1">Lower contra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7" draw:style-name="gr9" draw:text-style-name="P7" draw:layer="layout" svg:width="2.952cm" svg:height="0.853cm" svg:x="13.982cm" svg:y="9.274cm">
          <text:list text:style-name="L1">
            <text:list-header>
              <text:p text:style-name="P5"><text:span text:style-name="T2">525</text:span><text:span text:style-name="T3">{</text:span><text:span text:style-name="T4">545</text:span><text:span text:style-name="T3"> </text:span><text:span text:style-name="T4">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8" draw:style-name="gr10" draw:text-style-name="P7" draw:layer="layout" svg:width="1.954cm" svg:height="0.853cm" svg:x="17.939cm" svg:y="6.073cm">
          <text:list text:style-name="L1">
            <text:list-header>
              <text:p text:style-name="P5"><text:span text:style-name="T4">545 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9" draw:style-name="gr11" draw:text-style-name="P7" draw:layer="layout" svg:width="1.954cm" svg:height="0.853cm" svg:x="21.592cm" svg:y="2.884cm">
          <text:list text:style-name="L1">
            <text:list-header>
              <text:p text:style-name="P5"><text:span text:style-name="T4">425 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0" draw:style-name="gr12" draw:text-style-name="P7" draw:layer="layout" svg:width="1.954cm" svg:height="0.853cm" svg:x="16.005cm" svg:y="7.673cm">
          <text:list text:style-name="L1">
            <text:list-header>
              <text:p text:style-name="P5"><text:span text:style-name="T4">530 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10" draw:style-name="gr3" draw:text-style-name="P2" draw:layer="layout" svg:width="0.124cm" svg:height="0.127cm" svg:x="8.56cm" svg:y="4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17" draw:style-name="gr13" draw:text-style-name="P8" draw:layer="layout" svg:width="0.794cm" svg:height="0.794cm" draw:transform="rotate (-1.5707963267949) translate (15.735cm 4.088cm)">
          <text:p/>
          <draw:enhanced-geometry svg:viewBox="0 0 21600 21600" draw:type="rectangle" draw:enhanced-path="M 0 0 L 21600 0 21600 21600 0 21600 0 0 Z N"/>
        </draw:custom-shape>
        <draw:custom-shape draw:name="Rounded Rectangle 55" draw:style-name="gr1" draw:text-style-name="P1" draw:layer="layout" svg:width="3.175cm" svg:height="2.58cm" svg:x="2.581cm" svg:y="6.7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17" draw:style-name="gr14" draw:text-style-name="P9" draw:layer="layout" svg:width="0.793cm" svg:height="0.793cm" draw:transform="rotate (-3.14159265358979) translate (5.384cm 7.972cm)">
          <text:p/>
          <draw:enhanced-geometry svg:viewBox="0 0 21600 21600" draw:type="rectangle" draw:enhanced-path="M 0 0 L 21600 0 21600 21600 0 21600 0 0 Z N"/>
        </draw:custom-shape>
        <draw:custom-shape draw:name="Rounded Rectangle 60" draw:style-name="gr1" draw:text-style-name="P1" draw:layer="layout" svg:width="3.175cm" svg:height="2.58cm" svg:x="8.56cm" svg:y="6.7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Oval 24" draw:style-name="gr3" draw:text-style-name="P2" draw:layer="layout" svg:width="0.124cm" svg:height="0.128cm" svg:x="10.108cm" svg:y="7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" draw:style-name="gr3" draw:text-style-name="P2" draw:layer="layout" svg:width="0.123cm" svg:height="0.128cm" svg:x="4.155cm" svg:y="8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ounded Rectangle 2" draw:style-name="gr1" draw:text-style-name="P1" draw:layer="layout" svg:width="3.175cm" svg:height="2.58cm" svg:x="0.464cm" svg:y="8.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Oval 3" draw:style-name="gr3" draw:text-style-name="P2" draw:layer="layout" svg:width="0.123cm" svg:height="0.128cm" svg:x="2.012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ounded Rectangle 27" draw:style-name="gr1" draw:text-style-name="P1" draw:layer="layout" svg:width="3.175cm" svg:height="2.58cm" svg:x="6.417cm" svg:y="8.3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Oval 30" draw:style-name="gr3" draw:text-style-name="P2" draw:layer="layout" svg:width="0.123cm" svg:height="0.128cm" svg:x="7.965cm" svg:y="9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Group 8">
          <draw:g draw:name="Group 4">
            <draw:custom-shape draw:name="Rectangle 57" draw:style-name="gr15" draw:text-style-name="P4" draw:layer="layout" svg:width="0.788cm" svg:height="0.128cm" draw:transform="rotate (-1.5707963267949) translate (5.318cm 7.265cm)">
              <text:p/>
              <draw:enhanced-geometry svg:viewBox="0 0 21600 21600" draw:type="rectangle" draw:enhanced-path="M 0 0 L 21600 0 21600 21600 0 21600 0 0 Z N"/>
            </draw:custom-shape>
            <draw:custom-shape draw:name="Rectangle 58" draw:style-name="gr16" draw:text-style-name="P4" draw:layer="layout" svg:width="0.793cm" svg:height="0.128cm" draw:transform="rotate (-1.5707963267949) translate (4.842cm 7.23cm)">
              <text:p/>
              <draw:enhanced-geometry svg:viewBox="0 0 21600 21600" draw:type="rectangle" draw:enhanced-path="M 0 0 L 21600 0 21600 21600 0 21600 0 0 Z N"/>
            </draw:custom-shape>
            <draw:custom-shape draw:name="Rectangle 59" draw:style-name="gr16" draw:text-style-name="P4" draw:layer="layout" svg:width="0.793cm" svg:height="0.128cm" draw:transform="rotate (-1.5707963267949) translate (5.098cm 7.23cm)">
              <text:p/>
              <draw:enhanced-geometry svg:viewBox="0 0 21600 21600" draw:type="rectangle" draw:enhanced-path="M 0 0 L 21600 0 21600 21600 0 21600 0 0 Z N"/>
            </draw:custom-shape>
            <draw:custom-shape draw:name="Rectangle 69" draw:style-name="gr15" draw:text-style-name="P4" draw:layer="layout" svg:width="0.788cm" svg:height="0.128cm" draw:transform="rotate (-1.5707963267949) translate (4.595cm 7.251cm)">
              <text:p/>
              <draw:enhanced-geometry svg:viewBox="0 0 21600 21600" draw:type="rectangle" draw:enhanced-path="M 0 0 L 21600 0 21600 21600 0 21600 0 0 Z N"/>
            </draw:custom-shape>
          </draw:g>
          <draw:custom-shape draw:name="Donut 62" draw:style-name="gr17" draw:text-style-name="P10" draw:layer="layout" svg:width="1.543cm" svg:height="1.548cm" svg:x="4.124cm" svg:y="6.853cm">
            <text:p/>
            <draw:enhanced-geometry svg:viewBox="0 0 555625 557213" draw:extrusion-allowed="true" draw:glue-points="0 278607 277813 0 555626 278607 277813 557214 0 278607 138906 278607 277812 418307 416718 278607 277812 138907 138906 278607" draw:type="non-primitive" draw:enhanced-path="M 0 278607 C 0 124737 124381 0 277813 0 431245 0 555626 124737 555626 278607 555626 432477 431245 557214 277813 557214 124381 557214 0 432477 0 278607 Z M 138906 278607 C 138906 355761 201096 418307 277812 418307 354528 418307 416718 355761 416718 278607 416718 201453 354528 138907 277812 138907 201096 138907 138906 201453 138906 278607 Z N">
              <draw:equation draw:name="f0" draw:formula="16463-4"/>
              <draw:equation draw:name="f1" draw:formula="-6335-1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"/>
              <draw:equation draw:name="f10" draw:formula=""/>
              <draw:equation draw:name="f11" draw:formula="-26275-6"/>
              <draw:equation draw:name="f12" draw:formula="16463-4"/>
              <draw:equation draw:name="f13" draw:formula=""/>
              <draw:equation draw:name="f14" draw:formula=""/>
              <draw:equation draw:name="f15" draw:formula=""/>
              <draw:equation draw:name="f16" draw:formula=""/>
              <draw:equation draw:name="f17" draw:formula=""/>
              <draw:equation draw:name="f18" draw:formula=""/>
              <draw:equation draw:name="f19" draw:formula=""/>
              <draw:equation draw:name="f20" draw:formula=""/>
              <draw:equation draw:name="f21" draw:formula=""/>
              <draw:equation draw:name="f22" draw:formula=""/>
              <draw:equation draw:name="f23" draw:formula=""/>
              <draw:equation draw:name="f24" draw:formula=""/>
              <draw:equation draw:name="f25" draw:formula=""/>
            </draw:enhanced-geometry>
          </draw:custom-shape>
        </draw:g>
        <draw:g draw:name="Group 5">
          <draw:custom-shape draw:name="Rectangle 17" draw:style-name="gr18" draw:text-style-name="P9" draw:layer="layout" svg:width="0.794cm" svg:height="0.787cm" draw:transform="rotate (-1.5707963267949) translate (11.404cm 7.202cm)">
            <text:p/>
            <draw:enhanced-geometry svg:viewBox="0 0 21600 21600" draw:type="rectangle" draw:enhanced-path="M 0 0 L 21600 0 21600 21600 0 21600 0 0 Z N"/>
          </draw:custom-shape>
          <draw:custom-shape draw:name="Rectangle 65" draw:style-name="gr19" draw:text-style-name="P4" draw:layer="layout" svg:width="0.794cm" svg:height="0.126cm" draw:transform="rotate (-1.5707963267949) translate (11.352cm 7.202cm)">
            <text:p/>
            <draw:enhanced-geometry svg:viewBox="0 0 21600 21600" draw:type="rectangle" draw:enhanced-path="M 0 0 L 21600 0 21600 21600 0 21600 0 0 Z N"/>
          </draw:custom-shape>
          <draw:custom-shape draw:name="Rectangle 66" draw:style-name="gr19" draw:text-style-name="P4" draw:layer="layout" svg:width="0.794cm" svg:height="0.126cm" draw:transform="rotate (-1.5707963267949) translate (10.88cm 7.202cm)">
            <text:p/>
            <draw:enhanced-geometry svg:viewBox="0 0 21600 21600" draw:type="rectangle" draw:enhanced-path="M 0 0 L 21600 0 21600 21600 0 21600 0 0 Z N"/>
          </draw:custom-shape>
          <draw:custom-shape draw:name="Rectangle 67" draw:style-name="gr19" draw:text-style-name="P4" draw:layer="layout" svg:width="0.794cm" svg:height="0.126cm" draw:transform="rotate (-1.5707963267949) translate (11.129cm 7.202cm)">
            <text:p/>
            <draw:enhanced-geometry svg:viewBox="0 0 21600 21600" draw:type="rectangle" draw:enhanced-path="M 0 0 L 21600 0 21600 21600 0 21600 0 0 Z N"/>
          </draw:custom-shape>
          <draw:custom-shape draw:name="Rectangle 70" draw:style-name="gr19" draw:text-style-name="P4" draw:layer="layout" svg:width="0.794cm" svg:height="0.126cm" draw:transform="rotate (-1.5707963267949) translate (10.639cm 7.254cm)">
            <text:p/>
            <draw:enhanced-geometry svg:viewBox="0 0 21600 21600" draw:type="rectangle" draw:enhanced-path="M 0 0 L 21600 0 21600 21600 0 21600 0 0 Z N"/>
          </draw:custom-shape>
        </draw:g>
        <draw:custom-shape draw:name="Donut 68" draw:style-name="gr17" draw:text-style-name="P10" draw:layer="layout" svg:width="1.543cm" svg:height="1.548cm" svg:x="10.157cm" svg:y="6.853cm">
          <text:p/>
          <draw:enhanced-geometry svg:viewBox="0 0 555625 557213" draw:extrusion-allowed="true" draw:glue-points="0 278607 277813 0 555626 278607 277813 557214 0 278607 138906 278607 277812 418307 416718 278607 277812 138907 138906 278607" draw:type="non-primitive" draw:enhanced-path="M 0 278607 C 0 124737 124381 0 277813 0 431245 0 555626 124737 555626 278607 555626 432477 431245 557214 277813 557214 124381 557214 0 432477 0 278607 Z M 138906 278607 C 138906 355761 201096 418307 277812 418307 354528 418307 416718 355761 416718 278607 416718 201453 354528 138907 277812 138907 201096 138907 138906 201453 138906 278607 Z N">
            <draw:equation draw:name="f0" draw:formula="16463-4"/>
            <draw:equation draw:name="f1" draw:formula="-6335-1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-26275-6"/>
            <draw:equation draw:name="f12" draw:formula="16463-4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"/>
            <draw:equation draw:name="f18" draw:formula=""/>
            <draw:equation draw:name="f19" draw:formula=""/>
            <draw:equation draw:name="f20" draw:formula=""/>
            <draw:equation draw:name="f21" draw:formula=""/>
            <draw:equation draw:name="f22" draw:formula=""/>
            <draw:equation draw:name="f23" draw:formula=""/>
            <draw:equation draw:name="f24" draw:formula=""/>
            <draw:equation draw:name="f25" draw:formula=""/>
          </draw:enhanced-geometry>
        </draw:custom-shape>
        <draw:custom-shape draw:name="Rectangle 71" draw:style-name="gr5" draw:text-style-name="P2" draw:layer="layout" svg:width="0.794cm" svg:height="0.127cm" draw:transform="rotate (-1.5707963267949) translate (9.066cm 4.075cm)">
          <text:p/>
          <draw:enhanced-geometry svg:viewBox="0 0 21600 21600" draw:type="rectangle" draw:enhanced-path="M 0 0 L 21600 0 21600 21600 0 21600 0 0 Z N"/>
        </draw:custom-shape>
        <draw:custom-shape draw:name="Donut 1" draw:style-name="gr17" draw:text-style-name="P10" draw:layer="layout" svg:width="1.543cm" svg:height="1.548cm" draw:transform="rotate (-1.5707963267949) translate (10.126cm 3.718cm)">
          <text:p/>
          <draw:enhanced-geometry svg:viewBox="0 0 555625 557212" draw:extrusion-allowed="true" draw:glue-points="0 278606 277813 0 555626 278606 277813 557212 0 278606 138906 278606 277812 418306 416718 278606 277812 138906 138906 278606" draw:type="non-primitive" draw:enhanced-path="M 0 278606 C 0 124736 124381 0 277813 0 431245 0 555626 124736 555626 278606 555626 432476 431245 557212 277813 557212 124381 557212 0 432476 0 278606 Z M 138906 278606 C 138906 355760 201096 418306 277812 418306 354528 418306 416718 355760 416718 278606 416718 201452 354528 138906 277812 138906 201096 138906 138906 201452 138906 278606 Z N">
            <draw:equation draw:name="f0" draw:formula="16462-4"/>
            <draw:equation draw:name="f1" draw:formula="-6336-1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-26276-6"/>
            <draw:equation draw:name="f12" draw:formula="16462-4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"/>
            <draw:equation draw:name="f18" draw:formula=""/>
            <draw:equation draw:name="f19" draw:formula=""/>
            <draw:equation draw:name="f20" draw:formula=""/>
            <draw:equation draw:name="f21" draw:formula=""/>
            <draw:equation draw:name="f22" draw:formula=""/>
            <draw:equation draw:name="f23" draw:formula=""/>
            <draw:equation draw:name="f24" draw:formula=""/>
            <draw:equation draw:name="f25" draw:formula=""/>
          </draw:enhanced-geometry>
        </draw:custom-shape>
        <draw:g draw:name="Group 6">
          <draw:custom-shape draw:name="Rectangle 51" draw:style-name="gr20" draw:text-style-name="P11" draw:layer="layout" svg:width="0.794cm" svg:height="0.127cm" draw:transform="rotate (-1.5707963267949) translate (15.76cm 4.053cm)">
            <text:p/>
            <draw:enhanced-geometry svg:viewBox="0 0 21600 21600" draw:type="rectangle" draw:enhanced-path="M 0 0 L 21600 0 21600 21600 0 21600 0 0 Z N"/>
          </draw:custom-shape>
          <draw:custom-shape draw:name="Rectangle 52" draw:style-name="gr20" draw:text-style-name="P11" draw:layer="layout" svg:width="0.794cm" svg:height="0.127cm" draw:transform="rotate (-1.5707963267949) translate (15.284cm 4.053cm)">
            <text:p/>
            <draw:enhanced-geometry svg:viewBox="0 0 21600 21600" draw:type="rectangle" draw:enhanced-path="M 0 0 L 21600 0 21600 21600 0 21600 0 0 Z N"/>
          </draw:custom-shape>
          <draw:custom-shape draw:name="Rectangle 53" draw:style-name="gr20" draw:text-style-name="P11" draw:layer="layout" svg:width="0.794cm" svg:height="0.127cm" draw:transform="rotate (-1.5707963267949) translate (15.535cm 4.053cm)">
            <text:p/>
            <draw:enhanced-geometry svg:viewBox="0 0 21600 21600" draw:type="rectangle" draw:enhanced-path="M 0 0 L 21600 0 21600 21600 0 21600 0 0 Z N"/>
          </draw:custom-shape>
          <draw:custom-shape draw:name="Rectangle 72" draw:style-name="gr20" draw:text-style-name="P11" draw:layer="layout" svg:width="0.794cm" svg:height="0.127cm" draw:transform="rotate (-1.5707963267949) translate (15.054cm 4.066cm)">
            <text:p/>
            <draw:enhanced-geometry svg:viewBox="0 0 21600 21600" draw:type="rectangle" draw:enhanced-path="M 0 0 L 21600 0 21600 21600 0 21600 0 0 Z N"/>
          </draw:custom-shape>
        </draw:g>
        <draw:custom-shape draw:name="Donut 54" draw:style-name="gr21" draw:text-style-name="P10" draw:layer="layout" svg:width="1.543cm" svg:height="1.552cm" svg:x="14.562cm" svg:y="3.687cm">
          <text:p/>
          <draw:enhanced-geometry svg:viewBox="0 0 555625 558800" draw:extrusion-allowed="true" draw:glue-points="0 279400 277813 0 555626 279400 277813 558800 0 279400 138906 279400 277812 419894 416718 279400 277812 138906 138906 279400" draw:type="non-primitive" draw:enhanced-path="M 0 279400 C 0 125092 124381 0 277813 0 431245 0 555626 125092 555626 279400 555626 433708 431245 558800 277813 558800 124381 558800 0 433708 0 279400 Z M 138906 279400 C 138906 356993 201096 419894 277812 419894 354528 419894 416718 356993 416718 279400 416718 201807 354528 138906 277812 138906 201096 138906 138906 201807 138906 279400 Z N">
            <draw:equation draw:name="f0" draw:formula="17256-4"/>
            <draw:equation draw:name="f1" draw:formula="-5980-1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-25044-6"/>
            <draw:equation draw:name="f12" draw:formula="17256-4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"/>
            <draw:equation draw:name="f18" draw:formula=""/>
            <draw:equation draw:name="f19" draw:formula=""/>
            <draw:equation draw:name="f20" draw:formula=""/>
            <draw:equation draw:name="f21" draw:formula=""/>
            <draw:equation draw:name="f22" draw:formula=""/>
            <draw:equation draw:name="f23" draw:formula=""/>
            <draw:equation draw:name="f24" draw:formula=""/>
            <draw:equation draw:name="f25" draw:formula=""/>
          </draw:enhanced-geometry>
        </draw:custom-shape>
        <draw:custom-shape draw:name="Oval 8" draw:style-name="gr3" draw:text-style-name="P2" draw:layer="layout" svg:width="0.124cm" svg:height="0.128cm" svg:x="10.743cm" svg:y="3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3" draw:text-style-name="P2" draw:layer="layout" svg:width="0.124cm" svg:height="0.128cm" svg:x="16.696cm" svg:y="3.2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3" draw:style-name="gr22" draw:text-style-name="P3" draw:layer="layout" svg:width="0.198cm" svg:height="0.198cm" svg:x="12.7cm" svg:y="0.874cm">
          <text:p/>
          <draw:enhanced-geometry svg:viewBox="0 0 21600 21600" draw:type="rectangle" draw:enhanced-path="M 0 0 L 21600 0 21600 21600 0 21600 0 0 Z N"/>
        </draw:custom-shape>
        <draw:custom-shape draw:name="Rectangle 90" draw:style-name="gr23" draw:text-style-name="P2" draw:layer="layout" svg:width="0.194cm" svg:height="0.199cm" svg:x="19.471cm" svg:y="1.7cm">
          <text:p/>
          <draw:enhanced-geometry svg:viewBox="0 0 21600 21600" draw:type="rectangle" draw:enhanced-path="M 0 0 L 21600 0 21600 21600 0 21600 0 0 Z N"/>
        </draw:custom-shape>
        <draw:custom-shape draw:name="TextBox 48" draw:style-name="gr24" draw:text-style-name="P7" draw:layer="layout" svg:width="1.954cm" svg:height="0.853cm" svg:x="19.725cm" svg:y="4.472cm">
          <text:list text:style-name="L1">
            <text:list-header>
              <text:p text:style-name="P5"><text:span text:style-name="T4">530 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93" draw:style-name="gr25" draw:text-style-name="P12" draw:layer="layout" svg:width="0.752cm" svg:height="0.853cm" svg:x="8.615cm" svg:y="1.528cm">
          <text:list text:style-name="L1">
            <text:list-header>
              <text:p text:style-name="P5"><text:span text:style-name="T5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94" draw:style-name="gr26" draw:text-style-name="P12" draw:layer="layout" svg:width="0.752cm" svg:height="0.853cm" svg:x="6.441cm" svg:y="3.084cm">
          <text:list text:style-name="L1">
            <text:list-header>
              <text:p text:style-name="P5"><text:span text:style-name="T5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95" draw:style-name="gr27" draw:text-style-name="P12" draw:layer="layout" svg:width="0.752cm" svg:height="0.853cm" svg:x="10.583cm" svg:y="0.075cm">
          <text:list text:style-name="L1">
            <text:list-header>
              <text:p text:style-name="P5"><text:span text:style-name="T5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96" draw:style-name="gr28" draw:text-style-name="P12" draw:layer="layout" svg:width="0.752cm" svg:height="0.853cm" svg:x="4.245cm" svg:y="4.672cm">
          <text:list text:style-name="L1">
            <text:list-header>
              <text:p text:style-name="P5"><text:span text:style-name="T5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97" draw:style-name="gr29" draw:text-style-name="P12" draw:layer="layout" svg:width="0.752cm" svg:height="0.853cm" svg:x="2.04cm" svg:y="6.273cm">
          <text:list text:style-name="L1">
            <text:list-header>
              <text:p text:style-name="P5"><text:span text:style-name="T5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99" draw:style-name="gr23" draw:text-style-name="P2" draw:layer="layout" svg:width="0.199cm" svg:height="0.203cm" svg:x="13.565cm" svg:y="1.7cm">
          <text:p/>
          <draw:enhanced-geometry svg:viewBox="0 0 21600 21600" draw:type="rectangle" draw:enhanced-path="M 0 0 L 21600 0 21600 21600 0 21600 0 0 Z N"/>
        </draw:custom-shape>
        <draw:custom-shape draw:name="TextBox 97" draw:style-name="gr30" draw:text-style-name="P12" draw:layer="layout" svg:width="0.752cm" svg:height="0.853cm" svg:x="-0.063cm" svg:y="7.905cm">
          <text:list text:style-name="L1">
            <text:list-header>
              <text:p text:style-name="P5"><text:span text:style-name="T5">1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31" draw:text-style-name="P13" draw:layer="layout" svg:x1="12.8cm" svg:y1="1.8cm" svg:x2="12.8cm" svg:y2="1.2cm">
            <text:p/>
          </draw:line>
          <draw:custom-shape draw:style-name="gr32" draw:text-style-name="P14" draw:layer="layout" svg:width="0.2cm" svg:height="0.2cm" svg:x="12.7cm" svg:y="1.0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name="Rectangle 3" draw:style-name="gr22" draw:text-style-name="P3" draw:layer="layout" svg:width="0.198cm" svg:height="0.198cm" svg:x="18.65cm" svg:y="0.87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4" draw:layer="layout" svg:width="0.2cm" svg:height="0.2cm" draw:transform="rotate (-1.5707963267949) translate (19.5cm 1.70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1" draw:text-style-name="P13" draw:layer="layout" svg:x1="18.8cm" svg:y1="1.8cm" svg:x2="19.4cm" svg:y2="1.8cm">
          <text:p/>
        </draw:line>
        <presentation:notes draw:style-name="dp2">
          <draw:page-thumbnail draw:style-name="gr33" draw:layer="layout" svg:width="14.848cm" svg:height="11.136cm" svg:x="3.075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r101" svg:font-family="cmr10"/>
    <style:font-face style:name="cmr102" svg:font-family="cmr10" style:font-adornments="Regular"/>
    <style:font-face style:name="Arial" svg:font-family="Aria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cmr10" svg:font-family="cmr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.2000007629395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25cm" fo:margin-bottom="0cm" fo:text-indent="0cm"/>
      <style:text-properties fo:font-size="1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169cm" fo:margin-bottom="0cm" fo:text-indent="0cm"/>
      <style:text-properties fo:font-size="13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1cm" fo:margin-bottom="0cm" fo:text-indent="0cm"/>
      <style:text-properties fo:font-size="11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53cm" fo:margin-bottom="0cm" fo:text-indent="0cm"/>
      <style:text-properties fo:font-size="11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53cm" fo:margin-bottom="0cm" fo:text-indent="0cm"/>
      <style:text-properties fo:font-size="11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53cm" fo:margin-bottom="0cm" fo:text-indent="0cm"/>
      <style:text-properties fo:font-size="11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53cm" fo:margin-bottom="0cm" fo:text-indent="0cm"/>
      <style:text-properties fo:font-size="11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53cm" fo:margin-bottom="0cm" fo:text-indent="0cm"/>
      <style:text-properties fo:font-size="11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5.1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3.5cm" fo:page-height="1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594cm" svg:x="1cm" svg:y="3.975cm"/>
      <draw:page-thumbnail draw:layer="backgroundobjects" svg:width="8.999cm" svg:height="4.594cm" svg:x="1cm" svg:y="12.551cm"/>
      <draw:page-thumbnail draw:layer="backgroundobjects" svg:width="8.999cm" svg:height="4.594cm" svg:x="1cm" svg:y="21.127cm"/>
      <draw:page-thumbnail draw:layer="backgroundobjects" svg:width="8.999cm" svg:height="4.594cm" svg:x="11cm" svg:y="3.975cm"/>
      <draw:page-thumbnail draw:layer="backgroundobjects" svg:width="8.999cm" svg:height="4.594cm" svg:x="11cm" svg:y="12.551cm"/>
      <draw:page-thumbnail draw:layer="backgroundobjects" svg:width="8.999cm" svg:height="4.594cm" svg:x="11cm" svg:y="21.127cm"/>
    </style:handout-master>
    <style:master-page style:name="Default" style:page-layout-name="PM1" draw:style-name="Mdp1">
      <draw:frame presentation:style-name="Default-title" draw:layer="backgroundobjects" svg:width="21.15cm" svg:height="2.002cm" svg:x="1.175cm" svg:y="0.474cm" presentation:class="title" presentation:placeholder="true">
        <draw:text-box/>
      </draw:frame>
      <draw:frame presentation:style-name="Default-outline1" draw:layer="backgroundobjects" svg:width="21.15cm" svg:height="6.959cm" svg:x="1.175cm" svg:y="2.807cm" presentation:class="outline" presentation:placeholder="true">
        <draw:text-box/>
      </draw:frame>
      <draw:frame presentation:style-name="Mpr1" draw:text-style-name="MP2" draw:layer="backgroundobjects" svg:width="5.476cm" svg:height="0.826cm" svg:x="1.175cm" svg:y="10.9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7.449cm" svg:height="0.826cm" svg:x="8.036cm" svg:y="10.9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476cm" svg:height="0.826cm" svg:x="16.848cm" svg:y="10.9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31T16:02:48.344978752</meta:creation-date>
    <dc:date>2016-11-01T01:47:44.252396921</dc:date>
    <meta:editing-duration>PT25M34S</meta:editing-duration>
    <meta:editing-cycles>7</meta:editing-cycles>
    <meta:generator>LibreOffice/5.0.6.2$Linux_X86_64 LibreOffice_project/00m0$Build-2</meta:generator>
    <meta:document-statistic meta:object-count="96"/>
  </office:meta>
</office:document-meta>
</file>